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1" table:style-name="ta1">
        <table:shapes>
          <draw:frame draw:z-index="0" draw:style-name="gr1" draw:text-style-name="P1" svg:width="6.2988in" svg:height="3.5429in" svg:x="2.9724in" svg:y="0.7717in">
            <draw:object draw:notify-on-update-of-ranges="log1.E1:log1.E5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e0</text:p>
          </table:table-cell>
          <table:table-cell office:value-type="string" calcext:value-type="string">
            <text:p>Value_Dec=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c5</text:p>
          </table:table-cell>
          <table:table-cell office:value-type="string" calcext:value-type="string">
            <text:p>Value_Dec=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148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52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1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Value_Dec=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Value_Dec=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Value_Dec=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Value_Dec=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1e</text:p>
          </table:table-cell>
          <table:table-cell office:value-type="string" calcext:value-type="string">
            <text:p>Value_Dec=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516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60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24" calcext:value-type="float">
            <text:p>3424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5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Value_Dec=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8f</text:p>
          </table:table-cell>
          <table:table-cell office:value-type="string" calcext:value-type="string">
            <text:p>Value_Dec=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Value_Dec=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Value_Dec=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Value_Dec=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884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67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8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Value_Dec=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9</text:p>
          </table:table-cell>
          <table:table-cell office:value-type="string" calcext:value-type="string">
            <text:p>Value_Dec=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Value_Dec=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18:22:44.499539661</dc:date>
    <meta:editing-duration>PT5M50S</meta:editing-duration>
    <meta:editing-cycles>3</meta:editing-cycles>
    <meta:generator>LibreOffice/6.4.7.2$Linux_X86_64 LibreOffice_project/40$Build-2</meta:generator>
    <meta:document-statistic meta:table-count="1" meta:cell-count="25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og1.E1:log1.E512" svg:x="2.734cm" svg:y="1.133cm" svg:width="12.507cm" svg:height="8.64cm">
          <chartooo:coordinate-region svg:x="3.726cm" svg:y="1.333cm" svg:width="11.515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1.E1:log1.E512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log1.E1:log1.E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